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ale factor</text:p>
          </table:table-cell>
          <table:table-cell office:value-type="string" calcext:value-type="string">
            <text:p>minneighbors</text:p>
          </table:table-cell>
          <table:table-cell office:value-type="string" calcext:value-type="string">
            <text:p>minsize</text:p>
          </table:table-cell>
          <table:table-cell office:value-type="string" calcext:value-type="string">
            <text:p>time[ms]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20:10.715452628</meta:creation-date>
    <dc:date>2019-10-01T16:17:04.695119019</dc:date>
    <meta:editing-duration>PT2H46M43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